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67c6" officeooo:paragraph-rsid="000c67c6"/>
    </style:style>
    <style:style style:name="P2" style:family="paragraph" style:parent-style-name="Standard">
      <style:text-properties officeooo:rsid="000c67c6" officeooo:paragraph-rsid="000eaad5"/>
    </style:style>
    <style:style style:name="P3" style:family="paragraph" style:parent-style-name="Standard">
      <style:text-properties officeooo:rsid="000e5f2b" officeooo:paragraph-rsid="000c67c6"/>
    </style:style>
    <style:style style:name="P4" style:family="paragraph" style:parent-style-name="Standard">
      <style:text-properties officeooo:rsid="000e5f2b" officeooo:paragraph-rsid="000e5f2b"/>
    </style:style>
    <style:style style:name="P5" style:family="paragraph" style:parent-style-name="Standard" style:list-style-name="L2">
      <style:text-properties officeooo:rsid="000eaad5" officeooo:paragraph-rsid="000eaad5"/>
    </style:style>
    <style:style style:name="P6" style:family="paragraph" style:parent-style-name="Standard">
      <style:text-properties officeooo:rsid="000eaad5" officeooo:paragraph-rsid="000eaad5"/>
    </style:style>
    <style:style style:name="P7" style:family="paragraph" style:parent-style-name="Standard" style:list-style-name="L3">
      <style:text-properties officeooo:rsid="000eaad5" officeooo:paragraph-rsid="000eaad5"/>
    </style:style>
    <style:style style:name="P8" style:family="paragraph" style:parent-style-name="Standard" style:list-style-name="L3">
      <style:text-properties officeooo:paragraph-rsid="000eaad5"/>
    </style:style>
    <style:style style:name="T1" style:family="text">
      <style:text-properties officeooo:rsid="000eaad5"/>
    </style:style>
    <style:style style:name="T2" style:family="text">
      <style:text-properties officeooo:rsid="000f50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 A p. 112 </text:p>
      <text:p text:style-name="P1"/>
      <text:p text:style-name="P1">Es un monólogo de una abuela de Plaza de Mayo quién cuenta su hitoria y porque están manifestando. </text:p>
      <text:p text:style-name="P1"/>
      <text:p text:style-name="P1">Esta asociación // las desapariciones y los secuestros </text:p>
      <text:p text:style-name="P1"/>
      <text:p text:style-name="P1">Se llama Estela </text:p>
      <text:p text:style-name="P2">Busca a su nieto </text:p>
      <text:p text:style-name="P1"/>
      <text:p text:style-name="P1">Su hija y su marido fueron detenidos y secuestraron </text:p>
      <text:p text:style-name="P1"/>
      <text:p text:style-name="P1">Nunca encuentraron a su hija y su marido </text:p>
      <text:p text:style-name="P3"/>
      <text:p text:style-name="P4"/>
      <text:list xml:id="list8812178923763072177" text:style-name="L2">
        <text:list-item>
          <text:p text:style-name="P5">Estela denuncia las actuaciones de los militares, que secuestraron, mataron, mintieron </text:p>
          <text:p text:style-name="P5"/>
        </text:list-item>
        <text:list-item>
          <text:p text:style-name="P5">//</text:p>
          <text:p text:style-name="P5"/>
        </text:list-item>
        <text:list-item>
          <text:p text:style-name="P5">Las abuelas de la Plaza de Mayo son amas de casa, profesoras, empleadas, maestras </text:p>
          <text:p text:style-name="P5"/>
        </text:list-item>
        <text:list-item>
          <text:p text:style-name="P5">Al niño llamando Juan le han quitado su identidad, su nombre, su libertad, su propria historia </text:p>
        </text:list-item>
      </text:list>
      <text:p text:style-name="P6"/>
      <text:p text:style-name="P6"/>
      <text:p text:style-name="P6">Lazos con nociones :</text:p>
      <text:p text:style-name="P6"/>
      <text:p text:style-name="P6">MH</text:p>
      <text:list xml:id="list6970504189138814514" text:style-name="L3">
        <text:list-item>
          <text:p text:style-name="P7"><text:span text:style-name="T2">Fue proebido de reunirse, pero l</text:span>as abuelas <text:span text:style-name="T2">[ont réussi à le faire]</text:span></text:p>
          <text:list>
            <text:list-item>
              <text:p text:style-name="P8"><text:span text:style-name="T1">Estela = héroina</text:span></text:p>
            </text:list-item>
          </text:list>
        </text:list-item>
      </text:list>
      <text:p text:style-name="P6">F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0:42:38.713000000</meta:creation-date>
    <dc:date>2019-04-01T11:17:13.174000000</dc:date>
    <meta:editing-duration>PT12M45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6" meta:word-count="123" meta:character-count="675" meta:non-whitespace-character-count="564"/>
  </office:meta>
</office:document-meta>
</file>